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896in" fo:margin-top="0in" fo:margin-bottom="0in" table:align="left" style:writing-mode="lr-tb"/>
    </style:style>
    <style:style style:name="Table1.A" style:family="table-column">
      <style:table-column-properties style:column-width="3.6181in"/>
    </style:style>
    <style:style style:name="Table1.B" style:family="table-column">
      <style:table-column-properties style:column-width="2.871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="0.0382in" fo:border-left="0.0014in solid #000001" fo:border-right="none" fo:border-top="0.0014in solid #000001" fo:border-bottom="0.0014in solid #000001">
        <style:background-image/>
      </style:table-cell-properties>
    </style:style>
    <style:style style:name="Table1.B1" style:family="table-cell">
      <style:table-cell-properties fo:background-color="#ffffff" fo:padding="0.0382in" fo:border="0.0014in solid #000001">
        <style:background-image/>
      </style:table-cell-properties>
    </style:style>
    <style:style style:name="Table1.A2" style:family="table-cell">
      <style:table-cell-properties fo:background-color="#ffffff" fo:padding="0.0382in" fo:border-left="0.0014in solid #000001" fo:border-right="0.0014in solid #000001" fo:border-top="none" fo:border-bottom="0.0014in solid #000001">
        <style:background-image/>
      </style:table-cell-properties>
    </style:style>
    <style:style style:name="Table1.6" style:family="table-row">
      <style:table-row-properties style:min-row-height="4.2042in" style:keep-together="true" fo:keep-together="auto"/>
    </style:style>
    <style:style style:name="P1" style:family="paragraph" style:parent-style-name="Standard">
      <style:paragraph-properties fo:line-height="95%" fo:text-align="center" style:justify-single-word="false"/>
    </style:style>
    <style:style style:name="P2" style:family="paragraph" style:parent-style-name="Standard">
      <style:paragraph-properties fo:line-height="0.0138in"/>
      <style:text-properties style:font-name="Times New Roman" fo:font-size="13.5pt" fo:font-weight="bold" style:font-name-asian="Times New Roman1" style:font-size-asian="13.5pt" style:font-weight-asian="bold" style:font-name-complex="Times New Roman1"/>
    </style:style>
    <style:style style:name="P3" style:family="paragraph" style:parent-style-name="Standard" style:master-page-name="Standard">
      <style:paragraph-properties fo:margin-left="2in" fo:margin-right="0in" style:line-height-at-least="0in" fo:text-indent="0.5in" style:auto-text-indent="false" style:page-number="auto"/>
    </style:style>
    <style:style style:name="P4" style:family="paragraph" style:parent-style-name="Table_20_Contents">
      <style:text-properties style:font-name="Times New Roman" style:font-name-complex="Times New Roman1"/>
    </style:style>
    <style:style style:name="P5" style:family="paragraph" style:parent-style-name="Table_20_Contents" style:list-style-name="WWNum1"/>
    <style:style style:name="T1" style:family="text">
      <style:text-properties style:font-name="Times New Roman" fo:font-size="13.5pt" style:text-underline-style="solid" style:text-underline-width="auto" style:text-underline-color="font-color" fo:font-weight="bold" style:font-name-asian="Times New Roman1" style:font-size-asian="13.5pt" style:font-weight-asian="bold" style:font-name-complex="Times New Roman1"/>
    </style:style>
    <style:style style:name="T2" style:family="text">
      <style:text-properties style:font-name="Times New Roman" fo:font-size="13.5pt" fo:font-weight="bold" style:font-name-asian="Times New Roman1" style:font-size-asian="13.5pt" style:font-weight-asian="bold" style:font-name-complex="Times New Roman1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fo:font-size="11.5pt" fo:font-weight="bold" style:font-name-asian="Times New Roman1" style:font-size-asian="11.5pt" style:font-weight-asian="bold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s text:c="4"/>Annexure – 4</text:span></text:p>
      <text:p text:style-name="P1"><text:span text:style-name="T2">Job Synopsis 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><text:span text:style-name="T4">Student ID:</text:span></text:p>
            <text:p text:style-name="Table_20_Contents"><text:span text:style-name="T4"><text:s text:c="23"/>1410991166</text:span></text:p>
          </table:table-cell>
          <table:table-cell table:style-name="Table1.B1" office:value-type="string">
            <text:p text:style-name="Table_20_Contents"><text:span text:style-name="T4">Student Name:</text:span></text:p>
            <text:p text:style-name="Table_20_Contents"><text:span text:style-name="T4"><text:s text:c="29"/>Davinderpal Singh</text:span></text:p>
          </table:table-cell>
        </table:table-row>
        <table:table-row table:style-name="Table1.1">
          <table:table-cell table:style-name="Table1.A2" table:number-columns-spanned="2" office:value-type="string">
            <text:p text:style-name="Table_20_Contents"><text:span text:style-name="T4">Name of Training Organization: </text:span></text:p>
            <text:p text:style-name="Table_20_Contents"><text:span text:style-name="T4"><text:s text:c="53"/>Sofster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Table_20_Contents"><text:span text:style-name="T4">Name of Training Manger: <text:s text:c="2"/></text:span></text:p>
            <text:p text:style-name="Table_20_Contents"><text:span text:style-name="T4"><text:s text:c="51"/>Deepak Singla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Table_20_Contents"><text:span text:style-name="T4">Contact Details of Training Manager</text:span></text:p>
            <text:p text:style-name="P4"/>
            <text:p text:style-name="Table_20_Contents"><text:span text:style-name="T4">Mobile No: <text:s/>9872912547</text:span></text:p>
            <text:p text:style-name="P4"/>
            <text:p text:style-name="Table_20_Contents"><text:span text:style-name="T4">Email ID: <text:s text:c="2"/></text:span></text:p>
            <text:p text:style-name="Table_20_Contents"><text:span text:style-name="T4"><text:s text:c="22"/>deepak.singla@sofster.com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Table_20_Contents"><text:span text:style-name="T4">Training Tenure</text:span></text:p>
            <text:p text:style-name="P4"/>
            <text:p text:style-name="Table_20_Contents"><text:span text:style-name="T4">From: <text:s text:c="3"/>Jan 2018 <text:s text:c="19"/>to: May 2018</text:span></text:p>
          </table:table-cell>
          <table:covered-table-cell/>
        </table:table-row>
        <table:table-row table:style-name="Table1.6">
          <table:table-cell table:style-name="Table1.A2" table:number-columns-spanned="2" office:value-type="string">
            <text:p text:style-name="Table_20_Contents"><text:span text:style-name="T4">Job Role during specified period(write in points)</text:span></text:p>
            <text:p text:style-name="P4"/>
            <text:list xml:id="list5770908242242634935" text:style-name="WWNum1">
              <text:list-item>
                <text:p text:style-name="P5"><text:span text:style-name="T4">I <text:s/>have done C#.</text:span></text:p>
              </text:list-item>
              <text:list-item>
                <text:p text:style-name="P5"><text:span text:style-name="T4">In C#, I have learnt Exception Handling, I/O, Multi Threading etc.</text:span></text:p>
              </text:list-item>
              <text:list-item>
                <text:p text:style-name="P5"><text:span text:style-name="T4">I have learnt Windows Presentation Foundation.</text:span></text:p>
              </text:list-item>
              <text:list-item>
                <text:p text:style-name="P5"><text:span text:style-name="T4">I am working as WPF developer.</text:span></text:p>
              </text:list-item>
              <text:list-item>
                <text:p text:style-name="P5"><text:span text:style-name="T4">I am working on a Live Project(Template Toaster).</text:span><text:bookmark text:name="_GoBack"/></text:p>
              </text:list-item>
            </text:list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</table:table-row>
      </table:table>
      <text:p text:style-name="Standard"><text:span text:style-name="T5">Stamp and Signature of Training Manag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orphans="2" fo:widows="2" fo:hyphenation-ladder-count="no-limit" style:writing-mode="lr-tb"/>
      <style:text-properties style:use-window-font-color="true" style:font-name="Calibri" fo:font-size="10pt" fo:language="en" fo:country="IN" style:font-name-asian="Calibri1" style:font-size-asian="10pt" style:language-asian="zh" style:country-asian="CN" style:font-name-complex="Arial1" style:font-size-complex="10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</meta:initial-creator>
    <meta:editing-cycles>2</meta:editing-cycles>
    <meta:creation-date>2018-03-22T15:58:00</meta:creation-date>
    <dc:date>2018-03-23T09:39:04.64</dc:date>
    <meta:editing-duration>P0D</meta:editing-duration>
    <meta:generator>OpenOffice/4.1.1$Win32 OpenOffice.org_project/411m6$Build-9775</meta:generator>
    <meta:document-statistic meta:table-count="1" meta:image-count="0" meta:object-count="0" meta:page-count="1" meta:paragraph-count="23" meta:word-count="95" meta:character-count="799"/>
    <meta:user-defined meta:name="AppVersion">15.0000</meta:user-defined>
    <meta:user-defined meta:name="Company">by adgu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